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05cm"/>
    </style:style>
    <style:style style:name="co2" style:family="table-column">
      <style:table-column-properties fo:break-before="auto" style:column-width="7.301cm"/>
    </style:style>
    <style:style style:name="co3" style:family="table-column">
      <style:table-column-properties fo:break-before="auto" style:column-width="14.30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7.789cm"/>
    </style:style>
    <style:style style:name="co6" style:family="table-column">
      <style:table-column-properties fo:break-before="auto" style:column-width="12.033cm"/>
    </style:style>
    <style:style style:name="ro1" style:family="table-row">
      <style:table-row-properties style:row-height="0.94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0.51cm" fo:break-before="auto" style:use-optimal-row-height="true"/>
    </style:style>
    <style:style style:name="ro5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3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 fo:wrap-option="no-wrap"/>
      <style:paragraph-properties fo:text-align="end" fo:margin-left="0cm"/>
    </style:style>
    <style:style style:name="ce10" style:family="table-cell" style:parent-style-name="Default">
      <style:table-cell-properties fo:wrap-option="wrap"/>
    </style:style>
    <style:style style:name="ce6" style:family="table-cell" style:parent-style-name="Default">
      <style:table-cell-properties fo:background-color="#b2b2b2" fo:wrap-option="wrap"/>
      <style:text-properties fo:font-weight="bold" style:font-weight-asian="bold" style:font-weight-complex="bold"/>
    </style:style>
    <style:style style:name="ce14" style:family="table-cell" style:parent-style-name="Default"/>
    <style:style style:name="ce1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16" style:family="table-cell" style:parent-style-name="Default"/>
    <style:style style:name="ce17" style:family="table-cell" style:parent-style-name="Default">
      <style:map style:condition="cell-content()=&quot;Pending&quot;" style:apply-style-name="Note" style:base-cell-address="Task.D1"/>
    </style:style>
    <style:style style:name="ce18" style:family="table-cell" style:parent-style-name="Default">
      <style:table-cell-properties fo:background-color="#b2b2b2"/>
      <style:text-properties fo:font-weight="bold" style:font-weight-asian="bold" style:font-weight-complex="bold"/>
      <style:map style:condition="cell-content()=&quot;Pending&quot;" style:apply-style-name="Note" style:base-cell-address="Task.D1"/>
    </style:style>
    <style:style style:name="ce19" style:family="table-cell" style:parent-style-name="Default">
      <style:map style:condition="cell-content()=&quot;Pending&quot;" style:apply-style-name="Note" style:base-cell-address="Task.D1"/>
    </style:style>
    <style:style style:name="ce20" style:family="table-cell" style:parent-style-name="Default">
      <style:map style:condition="cell-content()=&quot;Pending&quot;" style:apply-style-name="Note" style:base-cell-address="Task.D1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Arial" fo:font-size="11pt" fo:language="en" fo:country="US" style:language-asian="zh" style:country-asian="CN" style:language-complex="hi" style:country-complex="IN" style:font-name-asian="Arial" style:font-name-complex="Arial" style:font-size-asian="11pt" style:font-size-complex="11pt"/>
    </style:style>
    <style:style style:name="T2" style:family="text">
      <style:text-properties fo:color="#212121" style:font-name="Roboto" fo:font-size="12pt" fo:language="en" fo:country="US" style:language-asian="zh" style:country-asian="CN" style:language-complex="hi" style:country-complex="IN" style:font-name-asian="Roboto" style:font-name-complex="Roboto" style:font-size-asian="11pt" style:font-size-complex="12pt"/>
    </style:style>
    <style:style style:name="T3" style:family="text">
      <style:text-properties style:use-window-font-color="true" style:font-name="Arial" fo:font-size="11pt" style:font-name-asian="Arial" style:font-name-complex="Arial" style:font-size-complex="11pt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style:font-name="Arial" fo:font-size="11pt" fo:language="en" fo:country="US" style:font-name-asian="Arial" style:font-name-complex="Arial" style:font-size-asian="11pt" style:font-size-complex="11pt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size-asian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style:font-name="Arial" fo:font-size="11pt" style:font-name-asian="Arial" style:font-name-complex="Arial" style:font-size-complex="11pt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212121" style:font-name="Roboto" fo:font-size="12pt" fo:language="en" fo:country="US" style:font-name-asian="Roboto" style:font-name-complex="Roboto" style:font-size-asian="11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Tas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16"/>
        <table:table-column table:style-name="co4" table:default-cell-style-name="ce19"/>
        <table:table-column table:style-name="co4" table:number-columns-repeated="1019" table:default-cell-style-name="Default"/>
        <table:table-row table:style-name="ro1">
          <table:table-cell table:style-name="ce4" office:value-type="string" calcext:value-type="string" table:number-columns-spanned="6" table:number-rows-spanned="1">
            <text:p>Employee Management Rest Api based application</text:p>
          </table:table-cell>
          <table:covered-table-cell table:number-columns-repeated="2"/>
          <table:covered-table-cell table:style-name="ce14"/>
          <table:covered-table-cell table:style-name="ce17"/>
          <table:covered-table-cell/>
          <table:table-cell table:number-columns-repeated="1018"/>
        </table:table-row>
        <table:table-row table:style-name="ro2">
          <table:table-cell table:style-name="ce3" office:value-type="string" calcext:value-type="string">
            <text:p>S.no</text:p>
          </table:table-cell>
          <table:table-cell table:style-name="ce3" office:value-type="string" calcext:value-type="string">
            <text:p>Task</text:p>
          </table:table-cell>
          <table:table-cell table:style-name="ce6" office:value-type="string" calcext:value-type="string">
            <text:p>Sub-Task</text:p>
          </table:table-cell>
          <table:table-cell table:style-name="ce15" office:value-type="string" calcext:value-type="string">
            <text:p>SubTask Status</text:p>
          </table:table-cell>
          <table:table-cell table:style-name="ce18" office:value-type="string" calcext:value-type="string">
            <text:p>Task Status</text:p>
          </table:table-cell>
          <table:table-cell table:style-name="ce3" office:value-type="string" calcext:value-type="string">
            <text:p>Comment</text:p>
          </table:table-cell>
          <table:table-cell table:style-name="ce3"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dd Roles in db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Create controller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e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f</text:p>
          </table:table-cell>
          <table:table-cell office:value-type="string" calcext:value-type="string">
            <text:p>Postman Testing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dd Users in db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Create controller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d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e</text:p>
          </table:table-cell>
          <table:table-cell office:value-type="string" calcext:value-type="string">
            <text:p>Postman Test Cases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dd Employee data (Admin only)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Add post Method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Add Security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</text:p>
          </table:table-cell>
          <table:table-cell office:value-type="string" calcext:value-type="string">
            <text:p>Postman Test Cases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Get All Employees Stored in the database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Add get method to get all employees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Postman Testing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Get Employee by Id (<text:a xlink:href="http://localhost:8080/api/employees/3" xlink:type="simple">http://localhost:8080/api/employees/3</text:a><text:span text:style-name="T1">)</text:span>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Add Get method to get employee by id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<text:span text:style-name="T4">use URL (</text:span><text:span text:style-name="T4"><text:a xlink:href="http://localhost:8080/api/employees/3" xlink:type="simple">http://localhost:8080/api/employees/3</text:a></text:span><text:span text:style-name="T5">)</text:span>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</text:p>
          </table:table-cell>
          <table:table-cell office:value-type="string" calcext:value-type="string">
            <text:p>Postman Test Cases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Update Employee with given updated json object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Add Put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Postman Testing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Delete Employee by Id(<text:a xlink:href="http://localhost:8080/api/employees/4" xlink:type="simple">http://localhost:8080/api/employees/4</text:a><text:span text:style-name="T1">)</text:span>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Add delete API</text:p>
          </table:table-cell>
          <table:table-cell office:value-type="string" calcext:value-type="string">
            <text:p>Done</text:p>
          </table:table-cell>
          <table:table-cell table:style-name="ce20"/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Use URL (<text:a xlink:href="http://localhost:8080/api/employees/4" xlink:type="simple">http://localhost:8080/api/employees/4</text:a>)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</text:p>
          </table:table-cell>
          <table:table-cell office:value-type="string" calcext:value-type="string">
            <text:p>Postman Test Cases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Get Employee by FirstName (<text:a xlink:href="http://localhost:8080/api/employees/search/gl" xlink:type="simple">http://localhost:8080/api/employees/search/gl</text:a><text:span text:style-name="T2">)</text:span>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Add Get method to get employee by by firstname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<text:span text:style-name="T4">Use URL (</text:span><text:span text:style-name="T4"><text:a xlink:href="http://localhost:8080/api/employees/search/gl" xlink:type="simple">http://localhost:8080/api/employees/search/gl</text:a></text:span><text:span text:style-name="T4">)</text:span>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</text:p>
          </table:table-cell>
          <table:table-cell office:value-type="string" calcext:value-type="string">
            <text:p>Postman Test Cases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Get Employee Sort in asc/desc by firstname (<text:span text:style-name="T3"><text:a xlink:href="http://localhost:8080/api/employees/sort?order=”asc" xlink:type="simple">http://localhost:8080/api/employees/sort?order=”asc</text:a></text:span><text:span text:style-name="T2">” )</text:span>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Add get URL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<text:span text:style-name="T4">use URL(</text:span><text:span text:style-name="T6"><text:a xlink:href="http://localhost:8080/api/employees/sort?order=”asc" xlink:type="simple">http://localhost:8080/api/employees/sort?order=”asc</text:a></text:span><text:span text:style-name="T7">”)</text:span>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11" office:value-type="string" calcext:value-type="string">
            <text:p>c</text:p>
          </table:table-cell>
          <table:table-cell office:value-type="string" calcext:value-type="string">
            <text:p>Postman Test Cases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dding Security</text:p>
          </table:table-cell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a</text:p>
          </table:table-cell>
          <table:table-cell office:value-type="string" calcext:value-type="string">
            <text:p>Secure all APIs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b</text:p>
          </table:table-cell>
          <table:table-cell office:value-type="string" calcext:value-type="string">
            <text:p>Allow only admin to add employee</text:p>
          </table:table-cell>
          <table:table-cell office:value-type="string" calcext:value-type="string">
            <text:p>Done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c</text:p>
          </table:table-cell>
          <table:table-cell office:value-type="string" calcext:value-type="string">
            <text:p>Correct Post api url to add employee</text:p>
          </table:table-cell>
          <table:table-cell office:value-type="string" calcext:value-type="string">
            <text:p>Pending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d</text:p>
          </table:table-cell>
          <table:table-cell office:value-type="string" calcext:value-type="string">
            <text:p>restrict users to put in employee</text:p>
          </table:table-cell>
          <table:table-cell office:value-type="string" calcext:value-type="string">
            <text:p>Pending</text:p>
          </table:table-cell>
          <table:table-cell table:number-columns-repeated="1020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ask.D1:Task.D1048576">
            <calcext:condition calcext:apply-style-name="Good" calcext:value="contains-text(&quot;Done&quot;)" calcext:base-cell-address="Task.D1"/>
          </calcext:conditional-format>
          <calcext:conditional-format calcext:target-range-address="Task.D1:Task.E1048576">
            <calcext:condition calcext:apply-style-name="Note" calcext:value="=&quot;Pending&quot;" calcext:base-cell-address="Task.D1"/>
          </calcext:conditional-format>
          <calcext:conditional-format calcext:target-range-address="Task.E31:Task.E1048576 Task.E1:Task.E29">
            <calcext:condition calcext:apply-style-name="Good" calcext:value="=&quot;Done&quot;" calcext:base-cell-address="Task.E1"/>
          </calcext:conditional-format>
        </calcext:conditional-formats>
      </table:table>
      <table:table table:name="Notes" table:style-name="ta1">
        <table:table-column table:style-name="co4" table:default-cell-style-name="Default"/>
        <table:table-row table:style-name="ro2">
          <table:table-cell office:value-type="string" calcext:value-type="string">
            <text:p>Rest API should be secure</text:p>
          </table:table-cell>
        </table:table-row>
        <table:table-row table:style-name="ro2">
          <table:table-cell office:value-type="string" calcext:value-type="string">
            <text:p>Use H2 in memory database</text:p>
          </table:table-cell>
        </table:table-row>
        <table:table-row table:style-name="ro2">
          <table:table-cell office:value-type="string" calcext:value-type="string">
            <text:p>Use Spring JPA</text:p>
          </table:table-cell>
        </table:table-row>
        <table:table-row table:style-name="ro2">
          <table:table-cell office:value-type="string" calcext:value-type="string">
            <text:p>Use Spring Security</text:p>
          </table:table-cell>
        </table:table-row>
        <table:table-row table:style-name="ro2">
          <table:table-cell office:value-type="string" calcext:value-type="string">
            <text:p>Provide Screenshots</text:p>
          </table:table-cell>
        </table:table-row>
        <table:table-row table:style-name="ro2">
          <table:table-cell office:value-type="string" calcext:value-type="string">
            <text:p>Provide Screen Recorded video(Optional)</text:p>
          </table:table-cell>
        </table:table-row>
        <table:table-row table:style-name="ro2">
          <table:table-cell office:value-type="string" calcext:value-type="string">
            <text:p>Follow standard project structure</text:p>
          </table:table-cell>
        </table:table-row>
        <table:table-row table:style-name="ro2">
          <table:table-cell office:value-type="string" calcext:value-type="string">
            <text:p>Follow naming conventions and indentations</text:p>
          </table:table-cell>
        </table:table-row>
        <table:table-row table:style-name="ro2">
          <table:table-cell office:value-type="string" calcext:value-type="string">
            <text:p>Rest Client to interact with API (PostMan)</text:p>
          </table:table-cell>
        </table:table-row>
      </table:table>
      <table:table table:name="Marking" table:style-name="ta1">
        <table:table-column table:style-name="co5" table:default-cell-style-name="ce1"/>
        <table:table-column table:style-name="co4" table:default-cell-style-name="Default"/>
        <table:table-row table:style-name="ro5">
          <table:table-cell office:value-type="string" calcext:value-type="string">
            <text:p>The code is formatted correctly; it uses the logical spacing and indentations 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5">
          <table:table-cell office:value-type="string" calcext:value-type="string">
            <text:p>The classes are separate and not present inside one file 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The Classes are placed inside suitable package </text:p>
          </table:table-cell>
          <table:table-cell office:value-type="float" office:value="2.5" calcext:value-type="float">
            <text:p>2.5</text:p>
          </table:table-cell>
        </table:table-row>
        <table:table-row table:style-name="ro2">
          <table:table-cell office:value-type="string" calcext:value-type="string">
            <text:p>application.properties file configuration </text:p>
          </table:table-cell>
          <table:table-cell office:value-type="float" office:value="2.5" calcext:value-type="float">
            <text:p>2.5</text:p>
          </table:table-cell>
        </table:table-row>
        <table:table-row table:style-name="ro2">
          <table:table-cell office:value-type="string" calcext:value-type="string">
            <text:p>Insert Role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2">
          <table:table-cell office:value-type="string" calcext:value-type="string">
            <text:p>Insert User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2">
          <table:table-cell office:value-type="string" calcext:value-type="string">
            <text:p>Insert Employee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2">
          <table:table-cell office:value-type="string" calcext:value-type="string">
            <text:p>Fetch all Employee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2">
          <table:table-cell office:value-type="string" calcext:value-type="string">
            <text:p>Find an Employee By Id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2">
          <table:table-cell office:value-type="string" calcext:value-type="string">
            <text:p>Updating an Employee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2">
          <table:table-cell office:value-type="string" calcext:value-type="string">
            <text:p> Deleting an Employee By ID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5">
          <table:table-cell office:value-type="string" calcext:value-type="string">
            <text:p>Searching an Employee by FirstName Operation Working </text:p>
          </table:table-cell>
          <table:table-cell office:value-type="float" office:value="3.5" calcext:value-type="float">
            <text:p>3.5</text:p>
          </table:table-cell>
        </table:table-row>
        <table:table-row table:style-name="ro5">
          <table:table-cell office:value-type="string" calcext:value-type="string">
            <text:p>Fetch all employee sorted based on first name in both order Operation Working 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Screenshots provided </text:p>
          </table:table-cell>
          <table:table-cell office:value-type="float" office:value="2" calcext:value-type="float">
            <text:p>2</text:p>
          </table:table-cell>
        </table:table-row>
      </table:table>
      <table:table table:name="Bugs" table:style-name="ta1"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row table:style-name="ro2">
          <table:table-cell office:value-type="string" calcext:value-type="string">
            <text:p>Sno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API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ecords getting inserted based on id, and not checking the name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ble to save employee with empty detail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Not able to save deleted Id entry. Entry is saved with a new I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Internal server error if details are empty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Internal server error if does not exist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Role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Internal server error if does not exist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Role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Internal server error if already exist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Roles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Internal server error if does not exist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Internal server error if does not exist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Internal server error if already exist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Internal server error if does not exists</text:p>
          </table:table-cell>
          <table:table-cell office:value-type="string" calcext:value-type="string">
            <text:p>Don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5">00/00/0000</text:date>, <text:time style:data-style-name="N2" text:time-value="10:12:20.92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9T19:18:29.149000000</meta:creation-date>
    <meta:generator>LibreOffice/7.2.2.2$Windows_X86_64 LibreOffice_project/02b2acce88a210515b4a5bb2e46cbfb63fe97d56</meta:generator>
    <dc:date>2021-12-25T14:51:46.677000000</dc:date>
    <meta:editing-duration>PT12H39M3S</meta:editing-duration>
    <meta:editing-cycles>137</meta:editing-cycles>
    <meta:document-statistic meta:table-count="4" meta:cell-count="234" meta:object-count="0"/>
  </office:meta>
</office:document-meta>
</file>